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12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sso objetivo com este projeto é gerenciar de forma automatizada um consultório médico, <text:span text:style-name="T1">apresentando um sistema com uma fácil compreensão e uma boa usabilidade.</text:span> <text:span text:style-name="T1">No Medic Software</text:span> contaremos com as fu<text:span text:style-name="T1">n</text:span>ções básicas que se encontra em tal estabelecimento, dando ao usuário as possibilidades de agendar uma consulta, no caso do paciente, e para um funcionários do consultório estabelecemos algumas funções, sendo elas, cadastr<text:span text:style-name="T1">ar</text:span> um funcionário, cadastrar um paciente, cadastrar uma consulta e ter acesso a parte financeira do consultório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21:29:40.167404668</meta:creation-date>
    <dc:date>2023-05-24T21:34:39.641233357</dc:date>
    <meta:editing-duration>PT5M</meta:editing-duration>
    <meta:editing-cycles>1</meta:editing-cycles>
    <meta:document-statistic meta:table-count="0" meta:image-count="0" meta:object-count="0" meta:page-count="1" meta:paragraph-count="1" meta:word-count="79" meta:character-count="536" meta:non-whitespace-character-count="457"/>
    <meta:generator>LibreOffice/6.4.7.2$Linux_X86_64 LibreOffice_project/40$Build-2</meta:generator>
  </office:meta>
</office:document-meta>
</file>